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72pt" style:font-size-complex="72pt"/>
    </style:style>
    <style:style style:name="P3" style:family="paragraph">
      <style:paragraph-properties fo:text-align="center"/>
      <style:text-properties fo:font-family="Helvetica" style:font-family-generic="swiss" style:font-pitch="variable"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8pt"/>
    </style:style>
    <style:style style:name="P6" style:family="paragraph">
      <style:paragraph-properties fo:text-align="center"/>
      <style:text-properties fo:color="#ff0000" fo:font-size="18pt"/>
    </style:style>
    <style:style style:name="P7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family="Helvetica" style:font-family-generic="swiss" style:font-pitch="variable"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rect draw:style-name="gr1" draw:text-style-name="P1" draw:layer="layout" svg:width="5.2cm" svg:height="3.4cm" svg:x="4.4cm" svg:y="8cm">
          <text:p text:style-name="P1">Doctor</text:p>
        </draw:rect>
        <draw:rect draw:style-name="gr1" draw:text-style-name="P1" draw:layer="layout" svg:width="5.4cm" svg:height="3.6cm" svg:x="18cm" svg:y="7.8cm">
          <text:p text:style-name="P1">Patient</text:p>
        </draw:rect>
        <draw:frame draw:style-name="gr2" draw:text-style-name="P2" draw:layer="layout" svg:width="1.916cm" svg:height="3.088cm" svg:x="12.8cm" svg:y="8.312cm">
          <draw:text-box>
            <text:p><text:span text:style-name="T1">?</text:span></text:p>
          </draw:text-box>
        </draw:frame>
        <draw:line draw:style-name="gr3" draw:text-style-name="P1" draw:layer="layout" svg:x1="10cm" svg:y1="10cm" svg:x2="12.6cm" svg:y2="10cm">
          <text:p/>
        </draw:line>
        <draw:line draw:style-name="gr3" draw:text-style-name="P1" draw:layer="layout" svg:x1="17.4cm" svg:y1="10cm" svg:x2="14.716cm" svg:y2="10cm">
          <text:p/>
        </draw:line>
        <draw:rect draw:style-name="gr1" draw:text-style-name="P1" draw:layer="layout" svg:width="5.2cm" svg:height="3.4cm" svg:x="10.8cm" svg:y="1.4cm">
          <text:p text:style-name="P1">Hospital</text:p>
        </draw:rect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5" draw:text-style-name="P3" draw:layer="layout" svg:width="5.2cm" svg:height="1cm" svg:x="10.4cm" svg:y="2.2cm">
          <text:p text:style-name="P1"><text:span text:style-name="T2">for(id &lt;Patient&gt;* patient in array)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.2cm" svg:height="1cm" svg:x="15.6cm" svg:y="2.2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6" draw:text-style-name="P1" draw:layer="layout" svg:width="1.2cm" svg:height="1cm" svg:x="9.2cm" svg:y="2.2cm">
          <text:p/>
          <draw:enhanced-geometry svg:viewBox="0 0 21600 21600" draw:mirror-horizontal="tru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3cm" svg:y1="3.2cm" svg:x2="13cm" svg:y2="4.4cm">
          <text:p/>
        </draw:line>
        <draw:line draw:style-name="gr7" draw:text-style-name="P1" draw:layer="layout" svg:x1="7.8cm" svg:y1="8.7cm" svg:x2="7.8cm" svg:y2="2.7cm">
          <text:p/>
        </draw:line>
        <draw:line draw:style-name="gr3" draw:text-style-name="P1" draw:layer="layout" svg:x1="7.8cm" svg:y1="2.7cm" svg:x2="9.2cm" svg:y2="2.7cm">
          <text:p/>
        </draw:line>
        <draw:line draw:style-name="gr3" draw:text-style-name="P1" draw:layer="layout" svg:x1="13cm" svg:y1="0.2cm" svg:x2="13cm" svg:y2="2.2cm">
          <text:p/>
        </draw:line>
        <draw:line draw:style-name="gr7" draw:text-style-name="P1" draw:layer="layout" svg:x1="16.8cm" svg:y1="2.7cm" svg:x2="24.2cm" svg:y2="2.7cm">
          <text:p/>
        </draw:line>
        <draw:line draw:style-name="gr7" draw:text-style-name="P1" draw:layer="layout" svg:x1="24.2cm" svg:y1="2.7cm" svg:x2="24.2cm" svg:y2="19.6cm">
          <text:p/>
        </draw:line>
        <draw:line draw:style-name="gr7" draw:text-style-name="P1" draw:layer="layout" svg:x1="20.4cm" svg:y1="19.8cm" svg:x2="7.8cm" svg:y2="19.8cm">
          <text:p/>
        </draw:line>
        <draw:line draw:style-name="gr3" draw:text-style-name="P1" draw:layer="layout" svg:x1="20.4cm" svg:y1="15.3cm" svg:x2="20.4cm" svg:y2="17.4cm">
          <text:p/>
        </draw:line>
        <draw:rect draw:style-name="gr1" draw:text-style-name="P4" draw:layer="layout" svg:width="4.8cm" svg:height="1.4cm" svg:x="10.6cm" svg:y="4.4cm">
          <text:p text:style-name="P1"><text:span text:style-name="T3">Ask for name</text:span></text:p>
        </draw:rect>
        <draw:line draw:style-name="gr7" draw:text-style-name="P1" draw:layer="layout" svg:x1="13cm" svg:y1="5.8cm" svg:x2="13cm" svg:y2="7cm">
          <text:p/>
        </draw:line>
        <draw:custom-shape draw:style-name="gr5" draw:text-style-name="P4" draw:layer="layout" svg:width="3.6cm" svg:height="3.4cm" svg:x="11.2cm" svg:y="7cm">
          <text:p text:style-name="P1"><text:span text:style-name="T3">Are You</text:span></text:p>
          <text:p text:style-name="P1"><text:span text:style-name="T3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1.2cm" svg:y1="8.7cm" svg:x2="7.8cm" svg:y2="8.7cm">
          <text:p/>
        </draw:line>
        <draw:line draw:style-name="gr7" draw:text-style-name="P1" draw:layer="layout" svg:x1="14.8cm" svg:y1="8.7cm" svg:x2="16.6cm" svg:y2="8.7cm">
          <text:p/>
        </draw:line>
        <draw:line draw:style-name="gr7" draw:text-style-name="P1" draw:layer="layout" svg:x1="16.6cm" svg:y1="8.7cm" svg:x2="16.6cm" svg:y2="10.92cm">
          <text:p/>
        </draw:line>
        <draw:line draw:style-name="gr3" draw:text-style-name="P1" draw:layer="layout" svg:x1="16.6cm" svg:y1="9.32cm" svg:x2="16.6cm" svg:y2="10.92cm">
          <text:p/>
        </draw:line>
        <draw:rect draw:style-name="gr1" draw:text-style-name="P4" draw:layer="layout" svg:width="4.8cm" svg:height="1.4cm" svg:x="14.2cm" svg:y="11cm">
          <text:p text:style-name="P1"><text:span text:style-name="T3">Take pill</text:span></text:p>
        </draw:rect>
        <draw:custom-shape draw:style-name="gr5" draw:text-style-name="P4" draw:layer="layout" svg:width="3.6cm" svg:height="3.4cm" svg:x="14.8cm" svg:y="13.6cm">
          <text:p text:style-name="P1"><text:span text:style-name="T3">Are You</text:span></text:p>
          <text:p text:style-name="P1"><text:span text:style-name="T3">OK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16.6cm" svg:y1="12.4cm" svg:x2="16.6cm" svg:y2="13.6cm">
          <text:p/>
        </draw:line>
        <draw:line draw:style-name="gr7" draw:text-style-name="P1" draw:layer="layout" svg:x1="14.8cm" svg:y1="15.3cm" svg:x2="7.8cm" svg:y2="15.2cm">
          <text:p/>
        </draw:line>
        <draw:line draw:style-name="gr3" draw:text-style-name="P1" draw:layer="layout" svg:x1="7.8cm" svg:y1="15.2cm" svg:x2="7.8cm" svg:y2="8.7cm">
          <text:p/>
        </draw:line>
        <draw:frame draw:style-name="gr2" draw:layer="layout" svg:width="1.539cm" svg:height="0.962cm" svg:x="9.2cm" svg:y="7.4cm">
          <draw:text-box>
            <text:p>Yes</text:p>
          </draw:text-box>
        </draw:frame>
        <draw:frame draw:style-name="gr8" draw:layer="layout" svg:width="1.539cm" svg:height="0.962cm" svg:x="13cm" svg:y="14cm">
          <draw:text-box>
            <text:p>Yes</text:p>
          </draw:text-box>
        </draw:frame>
        <draw:frame draw:style-name="gr9" draw:layer="layout" svg:width="1.455cm" svg:height="0.962cm" svg:x="15cm" svg:y="7.2cm">
          <draw:text-box>
            <text:p>NO</text:p>
          </draw:text-box>
        </draw:frame>
        <draw:frame draw:style-name="gr9" draw:layer="layout" svg:width="1.455cm" svg:height="0.962cm" svg:x="18.545cm" svg:y="13.8cm">
          <draw:text-box>
            <text:p>NO</text:p>
          </draw:text-box>
        </draw:frame>
        <draw:line draw:style-name="gr7" draw:text-style-name="P1" draw:layer="layout" svg:x1="18.4cm" svg:y1="15.3cm" svg:x2="20.4cm" svg:y2="15.3cm">
          <text:p/>
        </draw:line>
        <draw:rect draw:style-name="gr1" draw:text-style-name="P4" draw:layer="layout" svg:width="4.8cm" svg:height="1.4cm" svg:x="18cm" svg:y="17.4cm">
          <text:p text:style-name="P1"><text:span text:style-name="T3">Make Shot</text:span></text:p>
        </draw:rect>
        <draw:line draw:style-name="gr7" draw:text-style-name="P1" draw:layer="layout" svg:x1="20.4cm" svg:y1="18.8cm" svg:x2="20.4cm" svg:y2="19.8cm">
          <text:p/>
        </draw:line>
        <draw:line draw:style-name="gr3" draw:text-style-name="P1" draw:layer="layout" svg:x1="7.8cm" svg:y1="19.8cm" svg:x2="7.8cm" svg:y2="15.2cm">
          <text:p/>
        </draw:line>
        <draw:line draw:style-name="gr3" draw:text-style-name="P1" draw:layer="layout" svg:x1="24.2cm" svg:y1="19.6cm" svg:x2="24.2cm" svg:y2="20.2cm">
          <text:p/>
        </draw:lin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rect draw:style-name="gr1" draw:text-style-name="P5" draw:layer="layout" svg:width="6.4cm" svg:height="2cm" svg:x="10.4cm" svg:y="1.2cm">
          <text:p text:style-name="P5">Patient</text:p>
        </draw:rect>
        <draw:rect draw:style-name="gr1" draw:text-style-name="P6" draw:layer="layout" svg:width="6.4cm" svg:height="1.4cm" svg:x="3.4cm" svg:y="5.4cm">
          <text:p text:style-name="P6"><text:span text:style-name="T4">Required</text:span></text:p>
        </draw:rect>
        <draw:rect draw:style-name="gr1" draw:text-style-name="P5" draw:layer="layout" svg:width="6.4cm" svg:height="1.4cm" svg:x="3.4cm" svg:y="7.4cm">
          <text:p text:style-name="P5">Properties</text:p>
        </draw:rect>
        <draw:rect draw:style-name="gr1" draw:text-style-name="P5" draw:layer="layout" svg:width="6.4cm" svg:height="1.4cm" svg:x="3.4cm" svg:y="8.8cm">
          <text:p text:style-name="P5">name</text:p>
        </draw:rect>
        <draw:rect draw:style-name="gr1" draw:text-style-name="P5" draw:layer="layout" svg:width="6.4cm" svg:height="1.4cm" svg:x="3.4cm" svg:y="10.8cm">
          <text:p text:style-name="P5">Methods</text:p>
        </draw:rect>
        <draw:rect draw:style-name="gr1" draw:text-style-name="P5" draw:layer="layout" svg:width="6.4cm" svg:height="1.4cm" svg:x="3.4cm" svg:y="12.2cm">
          <text:p text:style-name="P5">areYouOK</text:p>
        </draw:rect>
        <draw:rect draw:style-name="gr1" draw:text-style-name="P5" draw:layer="layout" svg:width="6.4cm" svg:height="1.4cm" svg:x="3.4cm" svg:y="13.6cm">
          <text:p text:style-name="P5">takePill</text:p>
        </draw:rect>
        <draw:rect draw:style-name="gr1" draw:text-style-name="P5" draw:layer="layout" svg:width="6.4cm" svg:height="1.4cm" svg:x="3.4cm" svg:y="15cm">
          <text:p text:style-name="P5">makeShot</text:p>
        </draw:rect>
        <draw:rect draw:style-name="gr1" draw:text-style-name="P6" draw:layer="layout" svg:width="6.4cm" svg:height="1.4cm" svg:x="17.2cm" svg:y="5.4cm">
          <text:p text:style-name="P6"><text:span text:style-name="T4">Optional</text:span></text:p>
        </draw:rect>
        <draw:rect draw:style-name="gr1" draw:text-style-name="P5" draw:layer="layout" svg:width="6.4cm" svg:height="1.4cm" svg:x="17.2cm" svg:y="7.4cm">
          <text:p text:style-name="P5">Methods</text:p>
        </draw:rect>
        <draw:rect draw:style-name="gr1" draw:text-style-name="P5" draw:layer="layout" svg:width="6.4cm" svg:height="1.4cm" svg:x="17.2cm" svg:y="8.8cm">
          <text:p text:style-name="P5">howIsYourFamily</text:p>
        </draw:rect>
        <draw:rect draw:style-name="gr1" draw:text-style-name="P5" draw:layer="layout" svg:width="6.4cm" svg:height="1.4cm" svg:x="17.2cm" svg:y="10.2cm">
          <text:p text:style-name="P5">howIsYourJob</text:p>
        </draw:rect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0-11T20:56:39</meta:creation-date>
    <meta:editing-duration>PT44M22S</meta:editing-duration>
    <meta:editing-cycles>4</meta:editing-cycles>
    <dc:date>2013-10-11T21:56:11</dc:date>
    <meta:generator>OpenOffice/4.0.0$Unix OpenOffice.org_project/400m3$Build-9702</meta:generator>
    <meta:document-statistic meta:object-count="77"/>
  </office:meta>
</office:document-meta>
</file>